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6cc0"/>
    </style:style>
    <style:style style:name="P2" style:family="paragraph" style:parent-style-name="Standard">
      <style:text-properties officeooo:rsid="0012a365" officeooo:paragraph-rsid="0012a365"/>
    </style:style>
    <style:style style:name="P3" style:family="paragraph" style:parent-style-name="Standard">
      <style:paragraph-properties style:line-height-at-least="0.503cm"/>
      <style:text-properties fo:color="#e1e1e6" loext:opacity="100%" style:font-name="Droid Sans Mono" fo:font-size="10.5pt" fo:font-weight="normal" fo:background-color="#191622"/>
    </style:style>
    <style:style style:name="P4" style:family="paragraph" style:parent-style-name="Standard">
      <style:text-properties fo:color="#e1e1e6" loext:opacity="100%" style:font-name="Droid Sans Mono" fo:font-size="10.5pt" fo:font-weight="normal" officeooo:paragraph-rsid="00116cc0" fo:background-color="#191622"/>
    </style:style>
    <style:style style:name="P5" style:family="paragraph" style:parent-style-name="Standard">
      <style:paragraph-properties style:line-height-at-least="0.503cm"/>
      <style:text-properties fo:color="#5a4b81" loext:opacity="100%" style:font-name="Droid Sans Mono" fo:font-size="10.5pt" fo:font-weight="normal" fo:background-color="#191622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officeooo:rsid="00116cc0"/>
    </style:style>
    <style:style style:name="T2" style:family="text">
      <style:text-properties fo:color="#67e480" loext:opacity="100%"/>
    </style:style>
    <style:style style:name="T3" style:family="text">
      <style:text-properties fo:color="#e7de79" loext:opacity="100%"/>
    </style:style>
    <style:style style:name="T4" style:family="text">
      <style:text-properties fo:color="#ff79c6" loext:opacity="100%"/>
    </style:style>
    <style:style style:name="T5" style:family="text">
      <style:text-properties fo:color="#e89e64" loext:opacity="10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arn init -y</text:p>
      <text:p text:style-name="Standard">yarn add express</text:p>
      <text:p text:style-name="Standard">yarn add body-parser</text:p>
      <text:p text:style-name="P1"><text:span text:style-name="T1">yarn add </text:span>sequelize sqlite3</text:p>
      <text:p text:style-name="P1"/>
      <text:p text:style-name="P2">Execute os comandos no beekeper</text:p>
      <text:p text:style-name="P1">CREATE TABLE IF NOT EXISTS pagamentos (</text:p>
      <text:p text:style-name="P1"><text:s text:c="2"/>id integer NOT NULL PRIMARY KEY AUTOINCREMENT,</text:p>
      <text:p text:style-name="P1"><text:s text:c="2"/>nome varchar(255) <text:s/>DEFAULT NULL,</text:p>
      <text:p text:style-name="P1"><text:s text:c="2"/>valor double DEFAULT NULL,</text:p>
      <text:p text:style-name="P1"><text:s text:c="2"/>createdAt datetime NOT NULL,</text:p>
      <text:p text:style-name="P1"><text:s text:c="2"/>updatedAt datetime NOT NULL</text:p>
      <text:p text:style-name="P1"/>
      <text:p text:style-name="P1">);</text:p>
      <text:p text:style-name="P1"/>
      <text:p text:style-name="P1">INSERT INTO `pagamentos` (`id`, `nome`, `valor`, `createdAt`, `updatedAt`) VALUES</text:p>
      <text:p text:style-name="P1">(1, 'Energia', 220, '2019-05-05 15:03:53', '2019-05-05 15:03:53')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4:28:52.293220898</meta:creation-date>
    <dc:date>2021-02-22T16:16:39.258368054</dc:date>
    <meta:editing-duration>PT1H7M46S</meta:editing-duration>
    <meta:editing-cycles>2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14" meta:word-count="65" meta:character-count="462" meta:non-whitespace-character-count="400"/>
  </office:meta>
</office:document-meta>
</file>